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4,181,951,05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3,259,351,418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2,232,463,655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692,287,066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2,803,445,93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,129,642,296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1,668,685,524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1,518,393,367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0,003,670,690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128,843,109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,990,370,016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150,138,757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,028,803,365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488,750,452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,578,844,486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,816,553,826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841,310,239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,613,630,62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,663,313,62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343,710,332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169,664,285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187,367,601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421,943,91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7:24.268088959</dc:date>
    <meta:editing-duration>PT4H29M13S</meta:editing-duration>
    <meta:editing-cycles>107</meta:editing-cycles>
    <meta:generator>LibreOffice/7.2.6.2$Linux_X86_64 LibreOffice_project/20$Build-2</meta:generator>
    <meta:document-statistic meta:table-count="1" meta:cell-count="48" meta:object-count="0"/>
  </office:meta>
</office:document-meta>
</file>